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c7ac"/>
    </style:style>
    <style:style style:name="P2" style:family="paragraph" style:parent-style-name="Standard">
      <style:text-properties officeooo:rsid="0009ecbf" officeooo:paragraph-rsid="0009ecbf"/>
    </style:style>
    <style:style style:name="P3" style:family="paragraph" style:parent-style-name="Standard">
      <style:text-properties officeooo:rsid="000bb5b6" officeooo:paragraph-rsid="000bb5b6"/>
    </style:style>
    <style:style style:name="P4" style:family="paragraph" style:parent-style-name="Standard">
      <style:text-properties fo:font-weight="bold" officeooo:rsid="000bb5b6" officeooo:paragraph-rsid="000bb5b6" style:font-weight-asian="bold" style:font-weight-complex="bold"/>
    </style:style>
    <style:style style:name="P5" style:family="paragraph" style:parent-style-name="Standard">
      <style:text-properties fo:font-weight="bold" officeooo:rsid="0011ee4b" officeooo:paragraph-rsid="0011ee4b" style:font-weight-asian="bold" style:font-weight-complex="bold"/>
    </style:style>
    <style:style style:name="P6" style:family="paragraph" style:parent-style-name="Standard">
      <style:text-properties fo:font-weight="bold" officeooo:rsid="0012bfe2" officeooo:paragraph-rsid="0012bfe2" style:font-weight-asian="bold" style:font-weight-complex="bold"/>
    </style:style>
    <style:style style:name="P7" style:family="paragraph" style:parent-style-name="Standard">
      <style:text-properties fo:font-weight="bold" officeooo:rsid="001da0c9" officeooo:paragraph-rsid="001da0c9" style:font-weight-asian="bold" style:font-weight-complex="bold"/>
    </style:style>
    <style:style style:name="P8" style:family="paragraph" style:parent-style-name="Standard">
      <style:text-properties fo:font-weight="bold" officeooo:rsid="0021028a" officeooo:paragraph-rsid="0021028a" style:font-weight-asian="bold" style:font-weight-complex="bold"/>
    </style:style>
    <style:style style:name="P9" style:family="paragraph" style:parent-style-name="Standard">
      <style:text-properties fo:font-weight="bold" officeooo:rsid="002463c8" officeooo:paragraph-rsid="002463c8" style:font-weight-asian="bold" style:font-weight-complex="bold"/>
    </style:style>
    <style:style style:name="P10" style:family="paragraph" style:parent-style-name="Standard">
      <style:text-properties fo:font-weight="bold" officeooo:rsid="00285060" officeooo:paragraph-rsid="00285060" style:font-weight-asian="bold" style:font-weight-complex="bold"/>
    </style:style>
    <style:style style:name="P11" style:family="paragraph" style:parent-style-name="Standard">
      <style:text-properties fo:font-weight="bold" officeooo:rsid="002ad06b" officeooo:paragraph-rsid="002ad06b" style:font-weight-asian="bold" style:font-weight-complex="bold"/>
    </style:style>
    <style:style style:name="P12" style:family="paragraph" style:parent-style-name="Standard">
      <style:text-properties fo:font-weight="bold" officeooo:rsid="002c83d4" officeooo:paragraph-rsid="002c83d4" style:font-weight-asian="bold" style:font-weight-complex="bold"/>
    </style:style>
    <style:style style:name="P13" style:family="paragraph" style:parent-style-name="Standard">
      <style:text-properties fo:font-weight="bold" officeooo:rsid="002dff22" officeooo:paragraph-rsid="002dff22" style:font-weight-asian="bold" style:font-weight-complex="bold"/>
    </style:style>
    <style:style style:name="P14" style:family="paragraph" style:parent-style-name="Standard">
      <style:text-properties fo:font-weight="bold" officeooo:rsid="003051e8" officeooo:paragraph-rsid="003051e8" style:font-weight-asian="bold" style:font-weight-complex="bold"/>
    </style:style>
    <style:style style:name="P15" style:family="paragraph" style:parent-style-name="Standard">
      <style:text-properties fo:font-weight="bold" officeooo:rsid="0031dde3" officeooo:paragraph-rsid="0031dde3" style:font-weight-asian="bold" style:font-weight-complex="bold"/>
    </style:style>
    <style:style style:name="P16" style:family="paragraph" style:parent-style-name="Standard">
      <style:text-properties fo:font-weight="bold" officeooo:rsid="00350794" officeooo:paragraph-rsid="002463c8" style:font-weight-asian="bold" style:font-weight-complex="bold"/>
    </style:style>
    <style:style style:name="P17" style:family="paragraph" style:parent-style-name="Standard">
      <style:text-properties fo:font-weight="bold" officeooo:rsid="003ea53e" officeooo:paragraph-rsid="003ea53e" style:font-weight-asian="bold" style:font-weight-complex="bold"/>
    </style:style>
    <style:style style:name="P18" style:family="paragraph" style:parent-style-name="Standard">
      <style:text-properties fo:font-weight="bold" officeooo:rsid="004229dc" officeooo:paragraph-rsid="004229dc" style:font-weight-asian="bold" style:font-weight-complex="bold"/>
    </style:style>
    <style:style style:name="P19" style:family="paragraph" style:parent-style-name="Standard">
      <style:text-properties fo:font-weight="bold" officeooo:rsid="004518ec" officeooo:paragraph-rsid="004518ec" style:font-weight-asian="bold" style:font-weight-complex="bold"/>
    </style:style>
    <style:style style:name="P20" style:family="paragraph" style:parent-style-name="Standard">
      <style:text-properties fo:font-weight="bold" officeooo:rsid="0008c7ac" officeooo:paragraph-rsid="0008c7ac" style:font-weight-asian="bold" style:font-weight-complex="bold"/>
    </style:style>
    <style:style style:name="P21" style:family="paragraph" style:parent-style-name="Standard">
      <style:text-properties fo:font-weight="bold" officeooo:rsid="004e0aaa" officeooo:paragraph-rsid="004e0aaa" style:font-weight-asian="bold" style:font-weight-complex="bold"/>
    </style:style>
    <style:style style:name="P22" style:family="paragraph" style:parent-style-name="Standard">
      <style:text-properties fo:font-weight="bold" officeooo:rsid="000f0aaf" officeooo:paragraph-rsid="001adae7" style:font-weight-asian="bold" style:font-weight-complex="bold"/>
    </style:style>
    <style:style style:name="P23" style:family="paragraph" style:parent-style-name="Standard">
      <style:text-properties fo:font-weight="bold" officeooo:rsid="0051d747" officeooo:paragraph-rsid="0051d747" style:font-weight-asian="bold" style:font-weight-complex="bold"/>
    </style:style>
    <style:style style:name="P24" style:family="paragraph" style:parent-style-name="Standard">
      <style:text-properties fo:font-weight="bold" officeooo:rsid="00619b47" officeooo:paragraph-rsid="00619b47" style:font-weight-asian="bold" style:font-weight-complex="bold"/>
    </style:style>
    <style:style style:name="P25" style:family="paragraph" style:parent-style-name="Standard">
      <style:text-properties fo:font-weight="bold" officeooo:rsid="005a54ba" officeooo:paragraph-rsid="00619b47" style:font-weight-asian="bold" style:font-weight-complex="bold"/>
    </style:style>
    <style:style style:name="P26" style:family="paragraph" style:parent-style-name="Standard">
      <style:text-properties fo:font-weight="bold" officeooo:rsid="006826c0" officeooo:paragraph-rsid="006826c0" style:font-weight-asian="bold" style:font-weight-complex="bold"/>
    </style:style>
    <style:style style:name="P27" style:family="paragraph" style:parent-style-name="Standard">
      <style:text-properties fo:font-weight="bold" officeooo:rsid="006b869c" officeooo:paragraph-rsid="006b869c" style:font-weight-asian="bold" style:font-weight-complex="bold"/>
    </style:style>
    <style:style style:name="P28" style:family="paragraph" style:parent-style-name="Standard">
      <style:text-properties fo:font-weight="normal" officeooo:rsid="00285060" officeooo:paragraph-rsid="00285060" style:font-weight-asian="normal" style:font-weight-complex="normal"/>
    </style:style>
    <style:style style:name="P29" style:family="paragraph" style:parent-style-name="Standard">
      <style:text-properties fo:font-weight="normal" officeooo:rsid="00350794" officeooo:paragraph-rsid="00350794" style:font-weight-asian="normal" style:font-weight-complex="normal"/>
    </style:style>
    <style:style style:name="P30" style:family="paragraph" style:parent-style-name="Standard">
      <style:text-properties fo:font-weight="normal" officeooo:rsid="00396c9a" officeooo:paragraph-rsid="00396c9a" style:font-weight-asian="normal" style:font-weight-complex="normal"/>
    </style:style>
    <style:style style:name="P31" style:family="paragraph" style:parent-style-name="Standard">
      <style:text-properties fo:font-weight="normal" officeooo:rsid="003aaecc" officeooo:paragraph-rsid="003aaecc" style:font-weight-asian="normal" style:font-weight-complex="normal"/>
    </style:style>
    <style:style style:name="P32" style:family="paragraph" style:parent-style-name="Standard">
      <style:text-properties fo:font-weight="normal" officeooo:rsid="003b449f" officeooo:paragraph-rsid="003b449f" style:font-weight-asian="normal" style:font-weight-complex="normal"/>
    </style:style>
    <style:style style:name="P33" style:family="paragraph" style:parent-style-name="Standard">
      <style:text-properties fo:font-weight="normal" officeooo:rsid="003d368b" officeooo:paragraph-rsid="003d368b" style:font-weight-asian="normal" style:font-weight-complex="normal"/>
    </style:style>
    <style:style style:name="P34" style:family="paragraph" style:parent-style-name="Standard">
      <style:text-properties fo:font-weight="normal" officeooo:rsid="003da34e" officeooo:paragraph-rsid="003da34e" style:font-weight-asian="normal" style:font-weight-complex="normal"/>
    </style:style>
    <style:style style:name="P35" style:family="paragraph" style:parent-style-name="Standard">
      <style:text-properties fo:font-weight="normal" officeooo:rsid="0040411c" officeooo:paragraph-rsid="0040411c" style:font-weight-asian="normal" style:font-weight-complex="normal"/>
    </style:style>
    <style:style style:name="P36" style:family="paragraph" style:parent-style-name="Standard">
      <style:text-properties fo:font-weight="normal" officeooo:rsid="004e0aaa" officeooo:paragraph-rsid="004e0aaa" style:font-weight-asian="normal" style:font-weight-complex="normal"/>
    </style:style>
    <style:style style:name="P37" style:family="paragraph" style:parent-style-name="Standard">
      <style:text-properties fo:font-weight="normal" officeooo:rsid="004f0087" officeooo:paragraph-rsid="004f0087" style:font-weight-asian="normal" style:font-weight-complex="normal"/>
    </style:style>
    <style:style style:name="P38" style:family="paragraph" style:parent-style-name="Standard">
      <style:text-properties fo:font-weight="normal" officeooo:rsid="005b7ede" officeooo:paragraph-rsid="005b7ede" style:font-weight-asian="normal" style:font-weight-complex="normal"/>
    </style:style>
    <style:style style:name="P39" style:family="paragraph" style:parent-style-name="Standard">
      <style:text-properties fo:font-weight="normal" officeooo:rsid="005cab65" officeooo:paragraph-rsid="005cab65" style:font-weight-asian="normal" style:font-weight-complex="normal"/>
    </style:style>
    <style:style style:name="P40" style:family="paragraph" style:parent-style-name="Standard">
      <style:text-properties fo:font-weight="normal" officeooo:rsid="006cb5ae" officeooo:paragraph-rsid="006cb5ae" style:font-weight-asian="normal" style:font-weight-complex="normal"/>
    </style:style>
    <style:style style:name="P41" style:family="paragraph" style:parent-style-name="Standard">
      <style:text-properties fo:font-weight="normal" officeooo:rsid="006cc84a" officeooo:paragraph-rsid="006cc84a" style:font-weight-asian="normal" style:font-weight-complex="normal"/>
    </style:style>
    <style:style style:name="P42" style:family="paragraph" style:parent-style-name="Standard">
      <style:text-properties fo:font-weight="normal" officeooo:rsid="006fe878" officeooo:paragraph-rsid="006fe878" style:font-weight-asian="normal" style:font-weight-complex="normal"/>
    </style:style>
    <style:style style:name="P43" style:family="paragraph" style:parent-style-name="Standard">
      <style:text-properties fo:font-weight="normal" officeooo:rsid="00731936" officeooo:paragraph-rsid="00731936" style:font-weight-asian="normal" style:font-weight-complex="normal"/>
    </style:style>
    <style:style style:name="P44" style:family="paragraph" style:parent-style-name="Standard">
      <style:text-properties fo:font-weight="normal" officeooo:rsid="00747f72" officeooo:paragraph-rsid="00747f72" style:font-weight-asian="normal" style:font-weight-complex="normal"/>
    </style:style>
    <style:style style:name="P45" style:family="paragraph" style:parent-style-name="Standard">
      <style:text-properties fo:font-weight="normal" officeooo:rsid="0078a304" officeooo:paragraph-rsid="0078a304" style:font-weight-asian="normal" style:font-weight-complex="normal"/>
    </style:style>
    <style:style style:name="P46" style:family="paragraph" style:parent-style-name="Standard">
      <style:text-properties fo:font-weight="normal" officeooo:rsid="0078da5a" officeooo:paragraph-rsid="0078da5a" style:font-weight-asian="normal" style:font-weight-complex="normal"/>
    </style:style>
    <style:style style:name="P47" style:family="paragraph" style:parent-style-name="Standard">
      <style:text-properties fo:font-weight="normal" officeooo:rsid="0079017b" officeooo:paragraph-rsid="0079017b" style:font-weight-asian="normal" style:font-weight-complex="normal"/>
    </style:style>
    <style:style style:name="P48" style:family="paragraph" style:parent-style-name="Standard">
      <style:text-properties fo:font-weight="normal" officeooo:rsid="00794519" officeooo:paragraph-rsid="00794519" style:font-weight-asian="normal" style:font-weight-complex="normal"/>
    </style:style>
    <style:style style:name="P49" style:family="paragraph" style:parent-style-name="Standard">
      <style:text-properties fo:font-weight="normal" officeooo:rsid="007ac4f5" officeooo:paragraph-rsid="007ac4f5" style:font-weight-asian="normal" style:font-weight-complex="normal"/>
    </style:style>
    <style:style style:name="P50" style:family="paragraph" style:parent-style-name="Standard">
      <style:text-properties fo:font-weight="normal" officeooo:rsid="007d7b59" officeooo:paragraph-rsid="007d7b59" style:font-weight-asian="normal" style:font-weight-complex="normal"/>
    </style:style>
    <style:style style:name="P51" style:family="paragraph" style:parent-style-name="Standard">
      <style:text-properties fo:font-weight="normal" officeooo:rsid="00804a6a" officeooo:paragraph-rsid="00804a6a" style:font-weight-asian="normal" style:font-weight-complex="normal"/>
    </style:style>
    <style:style style:name="P52" style:family="paragraph" style:parent-style-name="Standard">
      <style:text-properties fo:font-weight="normal" officeooo:rsid="00818b9a" officeooo:paragraph-rsid="00818b9a" style:font-weight-asian="normal" style:font-weight-complex="normal"/>
    </style:style>
    <style:style style:name="P53" style:family="paragraph" style:parent-style-name="Standard">
      <style:text-properties fo:font-weight="normal" officeooo:rsid="0081c85d" officeooo:paragraph-rsid="0081c85d" style:font-weight-asian="normal" style:font-weight-complex="normal"/>
    </style:style>
    <style:style style:name="P54" style:family="paragraph" style:parent-style-name="Standard">
      <style:text-properties fo:font-weight="normal" officeooo:rsid="0082a14d" officeooo:paragraph-rsid="0082a14d" style:font-weight-asian="normal" style:font-weight-complex="normal"/>
    </style:style>
    <style:style style:name="P55" style:family="paragraph" style:parent-style-name="Standard">
      <style:text-properties fo:font-weight="normal" officeooo:rsid="0085d97c" officeooo:paragraph-rsid="0085d97c" style:font-weight-asian="normal" style:font-weight-complex="normal"/>
    </style:style>
    <style:style style:name="P56" style:family="paragraph" style:parent-style-name="Standard">
      <style:text-properties fo:font-weight="normal" officeooo:rsid="0088cdaf" officeooo:paragraph-rsid="0088cdaf" style:font-weight-asian="normal" style:font-weight-complex="normal"/>
    </style:style>
    <style:style style:name="P57" style:family="paragraph" style:parent-style-name="Standard">
      <style:text-properties fo:font-weight="normal" officeooo:rsid="008a136a" officeooo:paragraph-rsid="008a136a" style:font-weight-asian="normal" style:font-weight-complex="normal"/>
    </style:style>
    <style:style style:name="P58" style:family="paragraph" style:parent-style-name="Standard">
      <style:text-properties officeooo:rsid="000f0aaf" officeooo:paragraph-rsid="000f0aaf"/>
    </style:style>
    <style:style style:name="P59" style:family="paragraph" style:parent-style-name="Standard">
      <style:text-properties officeooo:rsid="0010b98c" officeooo:paragraph-rsid="0010b98c"/>
    </style:style>
    <style:style style:name="P60" style:family="paragraph" style:parent-style-name="Standard">
      <style:text-properties officeooo:rsid="00110abf" officeooo:paragraph-rsid="00110abf"/>
    </style:style>
    <style:style style:name="P61" style:family="paragraph" style:parent-style-name="Standard">
      <style:text-properties officeooo:rsid="0012bfe2" officeooo:paragraph-rsid="0012bfe2"/>
    </style:style>
    <style:style style:name="P62" style:family="paragraph" style:parent-style-name="Standard">
      <style:text-properties officeooo:rsid="0014b148" officeooo:paragraph-rsid="0014b148"/>
    </style:style>
    <style:style style:name="P63" style:family="paragraph" style:parent-style-name="Standard">
      <style:text-properties officeooo:rsid="0014c4d6" officeooo:paragraph-rsid="0014c4d6"/>
    </style:style>
    <style:style style:name="P64" style:family="paragraph" style:parent-style-name="Standard">
      <style:text-properties officeooo:rsid="001ba38e" officeooo:paragraph-rsid="001ba38e"/>
    </style:style>
    <style:style style:name="P65" style:family="paragraph" style:parent-style-name="Standard">
      <style:text-properties officeooo:rsid="001fc540" officeooo:paragraph-rsid="001fc540"/>
    </style:style>
    <style:style style:name="P66" style:family="paragraph" style:parent-style-name="Standard">
      <style:text-properties fo:font-style="italic" fo:font-weight="normal" officeooo:rsid="00448593" officeooo:paragraph-rsid="00448593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4d07cc" officeooo:paragraph-rsid="004d07cc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4fb5a9" officeooo:paragraph-rsid="004fb5a9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50d308" officeooo:paragraph-rsid="0050d308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style:font-name="sans-serif" fo:font-size="10pt" style:font-size-asian="10pt" style:font-size-complex="10pt"/>
    </style:style>
    <style:style style:name="P71" style:family="paragraph" style:parent-style-name="Standard">
      <style:text-properties style:font-name="sans-serif" fo:font-size="10pt" officeooo:paragraph-rsid="0008c7ac" style:font-size-asian="10pt" style:font-size-complex="10pt"/>
    </style:style>
    <style:style style:name="P72" style:family="paragraph" style:parent-style-name="Standard">
      <style:text-properties style:font-name="sans-serif" fo:font-size="10.5pt" officeooo:rsid="000a3d3f" officeooo:paragraph-rsid="0009ecbf" style:font-size-asian="10.5pt" style:font-size-complex="10.5pt"/>
    </style:style>
    <style:style style:name="P73" style:family="paragraph" style:parent-style-name="Standard">
      <style:text-properties officeooo:paragraph-rsid="0051d747"/>
    </style:style>
    <style:style style:name="P74" style:family="paragraph" style:parent-style-name="Standard">
      <style:text-properties officeooo:rsid="00532f4e" officeooo:paragraph-rsid="00532f4e"/>
    </style:style>
    <style:style style:name="P75" style:family="paragraph" style:parent-style-name="Standard">
      <style:text-properties officeooo:rsid="00540e99" officeooo:paragraph-rsid="00540e99"/>
    </style:style>
    <style:style style:name="P76" style:family="paragraph" style:parent-style-name="Standard">
      <style:text-properties officeooo:rsid="0054ac7a" officeooo:paragraph-rsid="0054ac7a"/>
    </style:style>
    <style:style style:name="P77" style:family="paragraph" style:parent-style-name="Standard">
      <style:text-properties officeooo:rsid="0058e38f" officeooo:paragraph-rsid="0054ac7a"/>
    </style:style>
    <style:style style:name="P78" style:family="paragraph" style:parent-style-name="Standard">
      <style:text-properties officeooo:rsid="0058e38f" officeooo:paragraph-rsid="0058e38f"/>
    </style:style>
    <style:style style:name="P79" style:family="paragraph" style:parent-style-name="Standard">
      <style:text-properties officeooo:rsid="005a54ba" officeooo:paragraph-rsid="005a54ba"/>
    </style:style>
    <style:style style:name="P80" style:family="paragraph" style:parent-style-name="Standard">
      <style:text-properties officeooo:rsid="005a54ba" officeooo:paragraph-rsid="00619b47"/>
    </style:style>
    <style:style style:name="P81" style:family="paragraph" style:parent-style-name="Standard">
      <style:text-properties officeooo:rsid="00619b47" officeooo:paragraph-rsid="00619b47"/>
    </style:style>
    <style:style style:name="P82" style:family="paragraph" style:parent-style-name="Standard">
      <style:text-properties officeooo:rsid="00630a9d" officeooo:paragraph-rsid="00630a9d"/>
    </style:style>
    <style:style style:name="P83" style:family="paragraph" style:parent-style-name="Standard">
      <style:text-properties officeooo:rsid="0064b926" officeooo:paragraph-rsid="0064b926"/>
    </style:style>
    <style:style style:name="P84" style:family="paragraph" style:parent-style-name="Standard">
      <style:text-properties officeooo:rsid="006826c0" officeooo:paragraph-rsid="006826c0"/>
    </style:style>
    <style:style style:name="P85" style:family="paragraph" style:parent-style-name="Standard">
      <style:text-properties officeooo:rsid="006a02b2" officeooo:paragraph-rsid="006a02b2"/>
    </style:style>
    <style:style style:name="P86" style:family="paragraph" style:parent-style-name="Standard">
      <style:text-properties fo:font-weight="normal" officeooo:rsid="008bed81" officeooo:paragraph-rsid="008bed81" style:font-weight-asian="normal" style:font-weight-complex="normal"/>
    </style:style>
    <style:style style:name="P87" style:family="paragraph" style:parent-style-name="Standard">
      <style:text-properties fo:font-weight="normal" officeooo:rsid="0082a14d" officeooo:paragraph-rsid="0082a14d" style:font-weight-asian="normal" style:font-weight-complex="normal"/>
    </style:style>
    <style:style style:name="P88" style:family="paragraph" style:parent-style-name="Standard">
      <style:text-properties fo:font-weight="normal" officeooo:rsid="0082a14d" officeooo:paragraph-rsid="008f60df" style:font-weight-asian="normal" style:font-weight-complex="normal"/>
    </style:style>
    <style:style style:name="P89" style:family="paragraph" style:parent-style-name="Standard">
      <style:text-properties fo:font-weight="normal" officeooo:rsid="008ec0ac" officeooo:paragraph-rsid="008ec0ac" style:font-weight-asian="normal" style:font-weight-complex="normal"/>
    </style:style>
    <style:style style:name="P90" style:family="paragraph" style:parent-style-name="Standard">
      <style:text-properties fo:font-weight="normal" officeooo:rsid="008a136a" officeooo:paragraph-rsid="008f96a6" style:font-weight-asian="normal" style:font-weight-complex="normal"/>
    </style:style>
    <style:style style:name="P91" style:family="paragraph" style:parent-style-name="Standard">
      <style:text-properties fo:font-weight="normal" officeooo:rsid="008fa178" officeooo:paragraph-rsid="008fa178" style:font-weight-asian="normal" style:font-weight-complex="normal"/>
    </style:style>
    <style:style style:name="P92" style:family="paragraph" style:parent-style-name="Standard">
      <style:text-properties fo:font-weight="normal" officeooo:rsid="008ff04a" officeooo:paragraph-rsid="008ff04a" style:font-weight-asian="normal" style:font-weight-complex="normal"/>
    </style:style>
    <style:style style:name="P93" style:family="paragraph" style:parent-style-name="Standard">
      <style:text-properties fo:font-weight="normal" officeooo:rsid="00901c6c" officeooo:paragraph-rsid="00901c6c" style:font-weight-asian="normal" style:font-weight-complex="normal"/>
    </style:style>
    <style:style style:name="P94" style:family="paragraph" style:parent-style-name="Standard">
      <style:text-properties fo:font-weight="normal" officeooo:rsid="00942512" officeooo:paragraph-rsid="00942512" style:font-weight-asian="normal" style:font-weight-complex="normal"/>
    </style:style>
    <style:style style:name="P95" style:family="paragraph" style:parent-style-name="Standard">
      <style:text-properties fo:font-weight="normal" officeooo:rsid="00950095" officeooo:paragraph-rsid="00950095" style:font-weight-asian="normal" style:font-weight-complex="normal"/>
    </style:style>
    <style:style style:name="T1" style:family="text">
      <style:text-properties style:font-name="sans-serif" fo:font-size="10pt" style:font-size-asian="10pt" style:font-size-complex="10pt"/>
    </style:style>
    <style:style style:name="T2" style:family="text">
      <style:text-properties style:font-name="sans-serif" fo:font-size="10pt" officeooo:rsid="0009f296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6b1e" style:font-weight-asian="bold" style:font-weight-complex="bold"/>
    </style:style>
    <style:style style:name="T5" style:family="text">
      <style:text-properties fo:font-weight="bold" officeooo:rsid="0046e9ed" style:font-weight-asian="bold" style:font-weight-complex="bold"/>
    </style:style>
    <style:style style:name="T6" style:family="text">
      <style:text-properties officeooo:rsid="00056b1e"/>
    </style:style>
    <style:style style:name="T7" style:family="text">
      <style:text-properties officeooo:rsid="0011c17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1d747" style:font-weight-asian="normal" style:font-weight-complex="normal"/>
    </style:style>
    <style:style style:name="T10" style:family="text">
      <style:text-properties officeooo:rsid="0014c4d6"/>
    </style:style>
    <style:style style:name="T11" style:family="text">
      <style:text-properties officeooo:rsid="0016b614"/>
    </style:style>
    <style:style style:name="T12" style:family="text">
      <style:text-properties officeooo:rsid="001929c2"/>
    </style:style>
    <style:style style:name="T13" style:family="text">
      <style:text-properties officeooo:rsid="001adae7"/>
    </style:style>
    <style:style style:name="T14" style:family="text">
      <style:text-properties officeooo:rsid="001bb41a"/>
    </style:style>
    <style:style style:name="T15" style:family="text">
      <style:text-properties officeooo:rsid="0028eb15"/>
    </style:style>
    <style:style style:name="T16" style:family="text">
      <style:text-properties officeooo:rsid="002bcb04"/>
    </style:style>
    <style:style style:name="T17" style:family="text">
      <style:text-properties officeooo:rsid="002c83d4"/>
    </style:style>
    <style:style style:name="T18" style:family="text">
      <style:text-properties officeooo:rsid="002f5d0a"/>
    </style:style>
    <style:style style:name="T19" style:family="text">
      <style:text-properties officeooo:rsid="0030a48f"/>
    </style:style>
    <style:style style:name="T20" style:family="text">
      <style:text-properties officeooo:rsid="003375bf"/>
    </style:style>
    <style:style style:name="T21" style:family="text">
      <style:text-properties officeooo:rsid="00361657"/>
    </style:style>
    <style:style style:name="T22" style:family="text">
      <style:text-properties officeooo:rsid="003da34e"/>
    </style:style>
    <style:style style:name="T23" style:family="text">
      <style:text-properties officeooo:rsid="004402ec"/>
    </style:style>
    <style:style style:name="T24" style:family="text">
      <style:text-properties officeooo:rsid="0046e9e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56601b"/>
    </style:style>
    <style:style style:name="T28" style:family="text">
      <style:text-properties officeooo:rsid="005c71ae"/>
    </style:style>
    <style:style style:name="T29" style:family="text">
      <style:text-properties officeooo:rsid="005eea4a"/>
    </style:style>
    <style:style style:name="T30" style:family="text">
      <style:text-properties officeooo:rsid="00669d33"/>
    </style:style>
    <style:style style:name="T31" style:family="text">
      <style:text-properties officeooo:rsid="006dea95"/>
    </style:style>
    <style:style style:name="T32" style:family="text">
      <style:text-properties officeooo:rsid="0071c58e"/>
    </style:style>
    <style:style style:name="T33" style:family="text">
      <style:text-properties officeooo:rsid="00766e51"/>
    </style:style>
    <style:style style:name="T34" style:family="text">
      <style:text-properties officeooo:rsid="007ebd58"/>
    </style:style>
    <style:style style:name="T35" style:family="text">
      <style:text-properties officeooo:rsid="008d3679"/>
    </style:style>
    <style:style style:name="T36" style:family="text">
      <style:text-properties officeooo:rsid="0090d2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4"><text:span text:style-name="T3">GOAL</text:span> </text:p>
      <text:p text:style-name="P64"/>
      <text:p text:style-name="P64">Using model free visual reinforcement learning to flatten a piece of cloth using <text:span text:style-name="T14">a </text:span>robot <text:span text:style-name="T14">manipulator</text:span></text:p>
      <text:p text:style-name="P64"/>
      <text:p text:style-name="P7">PROBLEMS</text:p>
      <text:p text:style-name="Standard"/>
      <text:p text:style-name="P65">Do not know how to implement model-free deep RL for cloth flattening</text:p>
      <text:p text:style-name="P65"/>
      <text:p text:style-name="P8">ASSUMPTIONS</text:p>
      <text:p text:style-name="Standard"/>
      <text:p text:style-name="P9">1) Model-free approach is better</text:p>
      <text:p text:style-name="P16"/>
      <text:p text:style-name="P29">Why ? State estimation is <text:span text:style-name="T21">simplified and we do not deal with complex dynamics </text:span></text:p>
      <text:p text:style-name="P9"/>
      <text:p text:style-name="P10">2) State estimation is complicated in Model-based approach</text:p>
      <text:p text:style-name="P10"/>
      <text:p text:style-name="P30">Why ? Shape of cloth high-dimensional</text:p>
      <text:p text:style-name="P10"/>
      <text:p text:style-name="P11">3) <text:span text:style-name="T16">Dynamics of deformable objects are underconstrained and complicated</text:span></text:p>
      <text:p text:style-name="P10"/>
      <text:p text:style-name="P10"><text:span text:style-name="T17">4</text:span>) <text:span text:style-name="T15">Reinforcement learning is the best way to go about this flattening task</text:span></text:p>
      <text:p text:style-name="P10"/>
      <text:p text:style-name="P12">5) Never worked on Deep Reinforcement Learning before</text:p>
      <text:p text:style-name="P12"/>
      <text:p text:style-name="P31">Why ? I have actually worked on it before. I do not have a strong foundational understanding of it</text:p>
      <text:p text:style-name="P32">Why ? </text:p>
      <text:p text:style-name="P12"/>
      <text:p text:style-name="P13">6) <text:span text:style-name="T18">Must start with the existing Github repository</text:span></text:p>
      <text:p text:style-name="P13"/>
      <text:p text:style-name="P33">Why ? <text:span text:style-name="T22">Because this is the best approach ? </text:span></text:p>
      <text:p text:style-name="P33"/>
      <text:p text:style-name="P34">Why ? </text:p>
      <text:p text:style-name="P33"/>
      <text:p text:style-name="P14">7) <text:span text:style-name="T19">Must begin with implementing the approach in the paper</text:span></text:p>
      <text:p text:style-name="P14"/>
      <text:p text:style-name="P15">8) <text:span text:style-name="T20">Visual images are better state estimates</text:span></text:p>
      <text:p text:style-name="P15"/>
      <text:p text:style-name="P17">9) I do not understand the repository well enough</text:p>
      <text:p text:style-name="P17"/>
      <text:p text:style-name="P35">Why ? <text:span text:style-name="T23">I cannot find where the state space (images) is saved</text:span></text:p>
      <text:p text:style-name="P35"/>
      <text:p text:style-name="P37">Why ? Don’t know where the model is</text:p>
      <text:p text:style-name="P35"/>
      <text:p text:style-name="P66"><text:span text:style-name="T5">Solution</text:span><text:span text:style-name="T24"> : Find the model and images</text:span></text:p>
      <text:p text:style-name="P66"/>
      <text:p text:style-name="P67">Defined in env- domain in rlpyt and in dm_control/dm_control/suite in dm_control package</text:p>
      <text:p text:style-name="P67"/>
      <text:p text:style-name="P68">Images are rendered in the cloth_corner.py in the same folder</text:p>
      <text:p text:style-name="P68"/>
      <text:p text:style-name="P69">Saved probably in logger_dir in rlpyt (Must make the repo run for that)</text:p>
      <text:p text:style-name="P28"/>
      <text:p text:style-name="P19"><text:soft-page-break/>10) Repository does not run</text:p>
      <text:p text:style-name="P19"/>
      <text:p text:style-name="P38">Why ? <text:span text:style-name="T28">I get errors that I do not understand</text:span></text:p>
      <text:p text:style-name="P39">Why ? <text:span text:style-name="T29">I do not understand the repository well enough</text:span></text:p>
      <text:p text:style-name="P39"/>
      <text:p text:style-name="P39"/>
      <text:p text:style-name="P21">11) Do not know the next step to do</text:p>
      <text:p text:style-name="P21"/>
      <text:p text:style-name="P36">Why ? Do not have a plan </text:p>
      <text:p text:style-name="P36">Why ? Do not understand the repository well</text:p>
      <text:p text:style-name="P36"><text:span text:style-name="T25">Solution</text:span> : Understand the full repository and create a plan</text:p>
      <text:p text:style-name="Standard"/>
      <text:p text:style-name="Standard">model free approach alleviates the problem of state estimation</text:p>
      <text:p text:style-name="Standard"><text:span text:style-name="T3">Reference</text:span> : <text:a xlink:type="simple" xlink:href="https://arxiv.org/pdf/1504.00702.pdf" text:style-name="Internet_20_link" text:visited-style-name="Visited_20_Internet_20_Link">https://arxiv.org/pdf/1504.00702.pdf</text:a></text:p>
      <text:p text:style-name="Standard"/>
      <text:p text:style-name="P6">FUNDAMENTALS</text:p>
      <text:p text:style-name="Standard"/>
      <text:p text:style-name="P61"><text:span text:style-name="T3">Reward function</text:span> </text:p>
      <text:p text:style-name="P61"/>
      <text:p text:style-name="P62">Reward has two purposes : </text:p>
      <text:p text:style-name="P62">1. <text:span text:style-name="T12">Evaluation -</text:span> <text:span text:style-name="T10">It expresses the agent designers preferences over agent’s behaviours.</text:span></text:p>
      <text:p text:style-name="P63">2. <text:span text:style-name="T12">Guidance -</text:span> <text:span text:style-name="T11">It guides what the agent does</text:span></text:p>
      <text:p text:style-name="P63"/>
      <text:p text:style-name="P61"><text:a xlink:type="simple" xlink:href="https://www.youtube.com/watch?v=MhIP1SOqlS8" text:style-name="Internet_20_link" text:visited-style-name="Visited_20_Internet_20_Link">https://www.youtube.com/watch?v=MhIP1SOqlS8</text:a></text:p>
      <text:p text:style-name="P61"/>
      <text:p text:style-name="P5">State estimation general</text:p>
      <text:p text:style-name="P5"/>
      <text:p text:style-name="P5"/>
      <text:p text:style-name="P5">Reference : <text:span text:style-name="T8">https://www.youtube.com/watch?v=abkERq00XkM</text:span></text:p>
      <text:p text:style-name="P4"/>
      <text:p text:style-name="P18">APPROACH</text:p>
      <text:p text:style-name="P4"/>
      <text:p text:style-name="P24">Simulation environments</text:p>
      <text:p text:style-name="P81"/>
      <text:p text:style-name="P25"><text:a xlink:type="simple" xlink:href="https://openai.com/blog/roboschool/" text:style-name="Internet_20_link" text:visited-style-name="Visited_20_Internet_20_Link"><text:span text:style-name="T26">https://openai.com/blog/roboschool/</text:span></text:a></text:p>
      <text:p text:style-name="P25"/>
      <text:p text:style-name="P4">State estimation difficult for deformable objects</text:p>
      <text:p text:style-name="P3"/>
      <text:p text:style-name="Standard">state estimation for deformable objects</text:p>
      <text:p text:style-name="Standard">robust state estimator is proposed to track the object configuration in real time using gaussian mixture models. GMM registers object nodes towards a noisy point cloud</text:p>
      <text:p text:style-name="P20"/>
      <text:p text:style-name="P1"><text:span text:style-name="T3">Reference</text:span> : <text:span text:style-name="T1">State Estimation for Deformable Objects by Point Registration andDynamic </text:span></text:p>
      <text:p text:style-name="P71">Simulation</text:p>
      <text:p text:style-name="P70"/>
      <text:p text:style-name="P70"/>
      <text:p text:style-name="P2"><text:span text:style-name="T1">Jointly estimating the state </text:span><text:span text:style-name="T2">of a 3D deformable object </text:span><text:span text:style-name="T1">with a hand</text:span></text:p>
      <text:p text:style-name="P72">Tocapture deformations, this approach models non-rigid objects as articulated ob-jects with a tree-structured skeleton and a large number of bones. When thefingers of a hand come close to the object, the tracking of the hand and theobject is aided by physics-based modeling and simulation (Bullet). This worksfine, unless the object exhibits complex deformations that cannot be modeledeffectively by the assumed tree-structured, skeleton-based representation (e.g.,general deformation of a planar sheet of paper or of a piece of <text:soft-page-break/>cloth). Further-more, tracking relies solely on depth information, so fitting the template meshof the object to the observed point cloud becomes susceptible to sliding.</text:p>
      <text:p text:style-name="Standard"><text:span text:style-name="T4">Reference</text:span><text:span text:style-name="T6"> : </text:span><text:a xlink:type="simple" xlink:href="https://www.youtube.com/watch?v=JSOIy3D_5I0&amp;feature=youtu.be" text:style-name="Internet_20_link" text:visited-style-name="Visited_20_Internet_20_Link">https://www.youtube.com/watch?v=JSOIy3D_5I0&amp;feature=youtu.be</text:a></text:p>
      <text:p text:style-name="Standard"><text:a xlink:type="simple" xlink:href="https://www.ecva.net/papers/eccv_2018/papers_ECCV/papers/Aggeliki_Tsoli_Joint_3D_tracking_ECCV_2018_paper.pdf" text:style-name="Internet_20_link" text:visited-style-name="Visited_20_Internet_20_Link">https://www.ecva.net/papers/eccv_2018/papers_ECCV/papers/Aggeliki_Tsoli_Joint_3D_tracking_ECCV_2018_paper.pdf</text:a></text:p>
      <text:p text:style-name="Standard"/>
      <text:p text:style-name="Standard"/>
      <text:p text:style-name="P59">Self-supervised objective to transfer perception model from rendered images to real images without human annotations</text:p>
      <text:p text:style-name="P60">For 2D ropes <text:span text:style-name="T7">though</text:span></text:p>
      <text:p text:style-name="P58">Reference : <text:a xlink:type="simple" xlink:href="https://www.youtube.com/watch?v=aZP2NDX9npw" text:style-name="Internet_20_link" text:visited-style-name="Visited_20_Internet_20_Link">https://www.youtube.com/watch?v=aZP2NDX9npw</text:a></text:p>
      <text:p text:style-name="P58">Self-Supervised Learning of State Estimation for Manipulating Deformable Linear Objects. <text:s/>Mengyuan Yan, Yilin Zhu, Ning Jin, Jeannette Bohg. Stanford University.</text:p>
      <text:p text:style-name="P58"/>
      <text:p text:style-name="P22"><text:span text:style-name="T13">U</text:span>nderstanding the repository</text:p>
      <text:p text:style-name="P22"/>
      <text:p text:style-name="P23">Plan</text:p>
      <text:p text:style-name="P23"/>
      <text:p text:style-name="P73"><text:span text:style-name="T9">Find xml images and which script accesses the images </text:span>✅</text:p>
      <text:p text:style-name="P73"/>
      <text:p text:style-name="P74">Make the repository run </text:p>
      <text:p text:style-name="P74"/>
      <text:p text:style-name="P75">Understand the full repository</text:p>
      <text:p text:style-name="P75"/>
      <text:p text:style-name="P76">Create dataset <text:span text:style-name="T27">for your use case</text:span></text:p>
      <text:p text:style-name="P77"/>
      <text:p text:style-name="P78">Make the dataset run using the existing repo</text:p>
      <text:p text:style-name="P78"/>
      <text:p text:style-name="P79">Write your own code from scratch to understand it</text:p>
      <text:p text:style-name="P79"/>
      <text:p text:style-name="P82">DM Control</text:p>
      <text:p text:style-name="P80"/>
      <text:p text:style-name="P83">Reference : DM Control Pa<text:span text:style-name="T30">per</text:span></text:p>
      <text:p text:style-name="P83"><text:a xlink:type="simple" xlink:href="https://www.youtube.com/watch?v=-ryzjZHiD28" text:style-name="Internet_20_link" text:visited-style-name="Visited_20_Internet_20_Link">https://www.youtube.com/watch?v=-ryzjZHiD28</text:a></text:p>
      <text:p text:style-name="P83"/>
      <text:p text:style-name="P26">Spinning Up </text:p>
      <text:p text:style-name="P84"/>
      <text:p text:style-name="P84"><text:a xlink:type="simple" xlink:href="https://spinningup.openai.com/en/latest/user/introduction.html" text:style-name="Internet_20_link" text:visited-style-name="Visited_20_Internet_20_Link">https://spinningup.openai.com/en/latest/user/introduction.html</text:a></text:p>
      <text:p text:style-name="P84"/>
      <text:p text:style-name="P85"><text:span text:style-name="T3">Alternate approach</text:span> </text:p>
      <text:p text:style-name="P85"/>
      <text:p text:style-name="P85">1. Take random actions for initial N steps</text:p>
      <text:p text:style-name="P85">2. Store observations, actions, next observations, rewards</text:p>
      <text:p text:style-name="P85">3. Filter the stored data for rewards &gt; -0.010 (Good rewards)</text:p>
      <text:p text:style-name="P85">4. Select states and actions from filtered data</text:p>
      <text:p text:style-name="P85">5. Define a single layer NN</text:p>
      <text:p text:style-name="P85">6. Train the NN on states and actions from filtered data</text:p>
      <text:p text:style-name="P85">7. Predict actions for new observations after the initial N steps</text:p>
      <text:p text:style-name="P85">8. Check results</text:p>
      <text:p text:style-name="P85">9. Update NN network (Add more layers / nodes )</text:p>
      <text:p text:style-name="P85">10. Repeat Steps 6-10 till the results are satisfactory</text:p>
      <text:p text:style-name="P85"/>
      <text:p text:style-name="P27">Alternate approach criticism</text:p>
      <text:p text:style-name="P40"><text:soft-page-break/>The network just learns the action to perform given a state, based on the state action pairs for good rewards </text:p>
      <text:p text:style-name="P41">It has no sense of trajectory, i.e. past <text:span text:style-name="T31">state, action pairs</text:span></text:p>
      <text:p text:style-name="P41"/>
      <text:p text:style-name="P42">It assumes that the agent goes from a bad state to a good state and that the action is a good action to take. But if it actually is already in a good enough state (with good reward previously), …</text:p>
      <text:p text:style-name="P42">hmmm.. I dont know. <text:span text:style-name="T32">Maybe it is good enough. Lets try</text:span></text:p>
      <text:p text:style-name="P42"/>
      <text:p text:style-name="P43">Input x has 12 variables - Observation</text:p>
      <text:p text:style-name="P43">Output y has 3 variables – Actions</text:p>
      <text:p text:style-name="P43"/>
      <text:p text:style-name="P44">15 unknowns</text:p>
      <text:p text:style-name="P44">Machine Learning fundamental thinking</text:p>
      <text:p text:style-name="P44"/>
      <text:p text:style-name="P44">x is given y = mx + c is given</text:p>
      <text:p text:style-name="P44"/>
      <text:p text:style-name="P44">y can be found out</text:p>
      <text:p text:style-name="P44">2 data sets needed, i.e. two points needed to plot it , <text:span text:style-name="T33">a line</text:span></text:p>
      <text:p text:style-name="P44"/>
      <text:p text:style-name="P45">Machine learning problem is basically finding the equation given data points</text:p>
      <text:p text:style-name="P45"/>
      <text:p text:style-name="P46">Given two (x,y) points, we can get the equation of line</text:p>
      <text:p text:style-name="P46"/>
      <text:p text:style-name="P47">So for a linear relationship, we need two points, </text:p>
      <text:p text:style-name="P47"/>
      <text:p text:style-name="P48">What if we specify three points ? </text:p>
      <text:p text:style-name="P44"/>
      <text:p text:style-name="P49">Understanding SAC deeply</text:p>
      <text:p text:style-name="P49"/>
      <text:p text:style-name="P49">First, wre define the states, actions and rewards for our use case</text:p>
      <text:p text:style-name="P50">Perform RL loop for 256 steps and collect in ReplayBuffer, actions are according to initialized policy. So no actions are performed initially as <text:span text:style-name="T34">the parameters of the Policy network or the Actor Network are set to 0.</text:span></text:p>
      <text:p text:style-name="P50"/>
      <text:p text:style-name="P51">After 256 steps it uses the data stored to learn.</text:p>
      <text:p text:style-name="P51"/>
      <text:p text:style-name="P52">State → Value Network → Value</text:p>
      <text:p text:style-name="P53">Next State → Target Value Network → Value_</text:p>
      <text:p text:style-name="P53">Value_[done] = 0</text:p>
      <text:p text:style-name="P53"/>
      <text:p text:style-name="P55">Entropy is a measure of how unpredictable a random variable is.</text:p>
      <text:p text:style-name="P55"/>
      <text:p text:style-name="P56">We want a high entropy in our policy to explicitly encourage exploration to enccourage the policy to assign same or nearly equal Q-values and also to ensure that it does not collapse into repeatedly selecting a particilar action that could exploit some inconsistency in the approximated Q function.</text:p>
      <text:p text:style-name="P53"/>
      <text:p text:style-name="P54"/>
      <text:p text:style-name="P54"/>
      <text:p text:style-name="P89"><text:span text:style-name="T3">Soft Actor Critic Intuitive Understanding</text:span> </text:p>
      <text:p text:style-name="P89"/>
      <text:p text:style-name="P91">Take actions based on initialized weight (0) for 250 steps.</text:p>
      <text:p text:style-name="P91">Store observations, actions, next observations, rewards in Replay Buffer (Batch 250)</text:p>
      <text:p text:style-name="P92"><text:soft-page-break/>State, action pairs are fed to Critic Network</text:p>
      <text:p text:style-name="P93">Critic Network judges <text:span text:style-name="T36">the quality of state-action pairs based on reward for that step + target value , i.e. if reward and target value are good, the pair is good. </text:span></text:p>
      <text:p text:style-name="P94">Quality network feeds the Value Network</text:p>
      <text:p text:style-name="P95">Value network output is the Critic network output <text:s/>- entropy term which depends on action.</text:p>
      <text:p text:style-name="P95">Value network updates the weights of policy network.</text:p>
      <text:p text:style-name="P95">Policy network learns to predict good actions.</text:p>
      <text:p text:style-name="P90"/>
      <text:p text:style-name="P90"/>
      <text:p text:style-name="P90">The algorithm seems to have some issues with large negative scores</text:p>
      <text:p text:style-name="P89"/>
      <text:p text:style-name="P88">References :</text:p>
      <text:p text:style-name="P54"/>
      <text:p text:style-name="P54">Towards Data Science Soft Actor Critic Demystified</text:p>
      <text:p text:style-name="P54"/>
      <text:p text:style-name="P57"/>
      <text:p text:style-name="P86"/>
      <text:p text:style-name="P86"><text:span text:style-name="T35">Towards Data Science </text:span>In-depth review of Soft Actor Critic</text:p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3:13:30.805720604</meta:creation-date>
    <dc:date>2021-04-13T14:43:13.031545841</dc:date>
    <meta:editing-duration>P2DT7H15M20S</meta:editing-duration>
    <meta:editing-cycles>145</meta:editing-cycles>
    <meta:generator>LibreOffice/6.0.7.3$Linux_X86_64 LibreOffice_project/00m0$Build-3</meta:generator>
    <meta:document-statistic meta:table-count="0" meta:image-count="0" meta:object-count="0" meta:page-count="5" meta:paragraph-count="121" meta:word-count="1120" meta:character-count="7115" meta:non-whitespace-character-count="6096"/>
  </office:meta>
</office:document-meta>
</file>